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5cm"/>
    </style:style>
    <style:style style:name="co2" style:family="table-column">
      <style:table-column-properties fo:break-before="auto" style:column-width="5.151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CNLoginPag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NLoginPag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>
            <text:p>Sachin</text:p>
          </table:table-cell>
          <table:table-cell office:value-type="float" office:value="1234">
            <text:p>123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N1234</text:p>
          </table:table-cell>
          <table:table-cell office:value-type="string">
            <text:p>Patil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float" office:value="1234">
            <text:p>123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N1234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rjun</text:p>
          </table:table-cell>
          <table:table-cell office:value-type="string">
            <text:p>Thawk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N1234</text:p>
          </table:table-cell>
          <table:table-cell office:value-type="float" office:value="1234">
            <text:p>1234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16/03/2019</text:date>, <text:time>12:1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NLoginPage" style:display-name="PageStyle_CNLogin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6T12:15:35.39</dc:date>
    <meta:document-statistic meta:table-count="2" meta:cell-count="12" meta:object-count="0"/>
    <meta:generator>OpenOffice/4.1.5$Win32 OpenOffice.org_project/415m1$Build-9789</meta:generator>
  </office:meta>
</office:document-meta>
</file>